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 svg:font-family="Arial"/>
    <style:font-face style:name="Lucida Sans1" svg:font-family="'Lucida Sans'"/>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5.2917in" table:align="left"/>
    </style:style>
    <style:style style:name="Tableau1.A" style:family="table-column">
      <style:table-column-properties style:column-width="0.3528in"/>
    </style:style>
    <style:style style:name="Tableau2" style:family="table">
      <style:table-properties style:width="5.6583in" table:align="left"/>
    </style:style>
    <style:style style:name="Tableau2.A" style:family="table-column">
      <style:table-column-properties style:column-width="1.4146in"/>
    </style:style>
    <style:style style:name="Tableau2.B" style:family="table-column">
      <style:table-column-properties style:column-width="2.0368in"/>
    </style:style>
    <style:style style:name="Tableau2.C" style:family="table-column">
      <style:table-column-properties style:column-width="2.2069in"/>
    </style:style>
    <style:style style:name="Tableau2.A1" style:family="table-cell">
      <style:table-cell-properties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au2.B1" style:family="table-cell">
      <style:table-cell-properties style:border-line-width="0.0007in 0.0347in 0.0007in" fo:padding="0.0194in" fo:border="0.0361in double #808080"/>
    </style:style>
    <style:style style:name="Tableau2.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au2.C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au3" style:family="table">
      <style:table-properties style:width="2.741in" table:align="left"/>
    </style:style>
    <style:style style:name="Tableau3.A" style:family="table-column">
      <style:table-column-properties style:column-width="0.4639in"/>
    </style:style>
    <style:style style:name="Tableau3.B" style:family="table-column">
      <style:table-column-properties style:column-width="0.4313in"/>
    </style:style>
    <style:style style:name="Tableau3.C" style:family="table-column">
      <style:table-column-properties style:column-width="0.4931in"/>
    </style:style>
    <style:style style:name="Tableau3.D" style:family="table-column">
      <style:table-column-properties style:column-width="0.3868in"/>
    </style:style>
    <style:style style:name="Tableau3.E" style:family="table-column">
      <style:table-column-properties style:column-width="0.4146in"/>
    </style:style>
    <style:style style:name="Tableau3.F" style:family="table-column">
      <style:table-column-properties style:column-width="0.5514in"/>
    </style:style>
    <style:style style:name="Tableau3.A1" style:family="table-cell">
      <style:table-cell-properties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au3.F1" style:family="table-cell">
      <style:table-cell-properties style:border-line-width="0.0007in 0.0347in 0.0007in" fo:padding="0.0194in" fo:border="0.0361in double #808080"/>
    </style:style>
    <style:style style:name="Tableau3.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au3.F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au4" style:family="table">
      <style:table-properties style:width="2.741in" table:align="left"/>
    </style:style>
    <style:style style:name="Tableau4.A" style:family="table-column">
      <style:table-column-properties style:column-width="0.4646in"/>
    </style:style>
    <style:style style:name="Tableau4.B" style:family="table-column">
      <style:table-column-properties style:column-width="0.5201in"/>
    </style:style>
    <style:style style:name="Tableau4.C" style:family="table-column">
      <style:table-column-properties style:column-width="0.4292in"/>
    </style:style>
    <style:style style:name="Tableau4.F" style:family="table-column">
      <style:table-column-properties style:column-width="0.3778in"/>
    </style:style>
    <style:style style:name="Tableau4.A1" style:family="table-cell">
      <style:table-cell-properties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au4.F1" style:family="table-cell">
      <style:table-cell-properties style:border-line-width="0.0007in 0.0347in 0.0007in" fo:padding="0.0194in" fo:border="0.0361in double #808080"/>
    </style:style>
    <style:style style:name="Tableau4.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au4.F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ing_20_4">
      <style:text-properties style:font-name="Arial"/>
    </style:style>
    <style:style style:name="P2" style:family="paragraph" style:parent-style-name="Heading_20_2">
      <style:text-properties style:text-underline-style="solid" style:text-underline-width="auto" style:text-underline-color="font-color"/>
    </style:style>
    <style:style style:name="P3" style:family="paragraph" style:parent-style-name="Heading_20_6">
      <style:text-properties style:text-underline-style="solid" style:text-underline-width="auto" style:text-underline-color="font-color"/>
    </style:style>
    <style:style style:name="P4" style:family="paragraph" style:parent-style-name="Heading_20_6">
      <style:text-properties fo:language="de" fo:country="DE"/>
    </style:style>
    <style:style style:name="P5" style:family="paragraph" style:parent-style-name="Heading_20_6">
      <style:text-properties style:font-name="Arial"/>
    </style:style>
    <style:style style:name="P6" style:family="paragraph" style:parent-style-name="Text_20_body">
      <style:paragraph-properties fo:text-align="center" style:justify-single-word="false"/>
    </style:style>
    <style:style style:name="P7" style:family="paragraph" style:parent-style-name="Text_20_body">
      <style:text-properties fo:language="nl" fo:country="NL"/>
    </style:style>
    <style:style style:name="P8" style:family="paragraph" style:parent-style-name="Text_20_body">
      <style:text-properties fo:language="de" fo:country="DE"/>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padding="0.0193in" fo:border="0.0138in solid #000000"/>
    </style:style>
    <style:style style:name="P11" style:family="paragraph" style:parent-style-name="Table_20_Contents">
      <style:paragraph-properties fo:padding="0.0193in" fo:border="0.0138in solid #000000"/>
      <style:text-properties fo:font-weight="bold"/>
    </style:style>
    <style:style style:name="P12" style:family="paragraph" style:parent-style-name="Table_20_Contents">
      <style:paragraph-properties fo:padding="0.0193in" fo:border="0.0138in solid #000000"/>
      <style:text-properties fo:font-size="7pt"/>
    </style:style>
    <style:style style:name="P13" style:family="paragraph" style:parent-style-name="Table_20_Contents">
      <style:paragraph-properties fo:text-align="end" style:justify-single-word="false" fo:padding="0.0193in" fo:border="0.0138in solid #000000"/>
      <style:text-properties fo:font-size="7pt"/>
    </style:style>
    <style:style style:name="P14" style:family="paragraph" style:parent-style-name="Heading_20_1" style:master-page-name="HTML">
      <style:paragraph-properties style:page-number="auto"/>
      <style:text-properties style:font-name="Arial"/>
    </style:style>
    <style:style style:name="T1" style:family="text">
      <style:text-properties style:font-name="Arial"/>
    </style:style>
    <style:style style:name="T2" style:family="text">
      <style:text-properties style:text-underline-style="solid" style:text-underline-width="auto" style:text-underline-color="font-color"/>
    </style:style>
    <style:style style:name="T3" style:family="text">
      <style:text-properties style:font-name="Symbol"/>
    </style:style>
    <style:style style:name="T4" style:family="text">
      <style:text-properties style:font-name="Symbol" fo:font-weight="bold"/>
    </style:style>
    <style:style style:name="T5" style:family="text">
      <style:text-properties style:font-name="Symbol" fo:font-style="italic"/>
    </style:style>
    <style:style style:name="T6" style:family="text">
      <style:text-properties style:font-name="Symbol" fo:font-size="7pt"/>
    </style:style>
    <style:style style:name="T7" style:family="text">
      <style:text-properties fo:font-weight="bold"/>
    </style:style>
    <style:style style:name="T8" style:family="text">
      <style:text-properties fo:font-weight="normal"/>
    </style:style>
    <style:style style:name="T9" style:family="text">
      <style:text-properties style:text-position="33% 80%"/>
    </style:style>
    <style:style style:name="T10" style:family="text">
      <style:text-properties style:text-position="33% 80%" fo:language="nl" fo:country="NL"/>
    </style:style>
    <style:style style:name="T11" style:family="text">
      <style:text-properties style:text-position="33% 80%" fo:font-weight="bold"/>
    </style:style>
    <style:style style:name="T12" style:family="text">
      <style:text-properties style:text-position="33% 80%" fo:font-size="7pt"/>
    </style:style>
    <style:style style:name="T13" style:family="text">
      <style:text-properties style:text-position="33% 80%" fo:font-size="7pt" fo:language="nl" fo:country="NL"/>
    </style:style>
    <style:style style:name="T14" style:family="text">
      <style:text-properties fo:font-style="italic"/>
    </style:style>
    <style:style style:name="T15" style:family="text">
      <style:text-properties fo:font-style="italic" fo:font-weight="bold"/>
    </style:style>
    <style:style style:name="T16" style:family="text">
      <style:text-properties fo:language="nl" fo:country="NL"/>
    </style:style>
    <style:style style:name="T17" style:family="text">
      <style:text-properties style:text-position="-33% 80%"/>
    </style:style>
    <style:style style:name="T18" style:family="text">
      <style:text-properties style:text-position="-33% 80%" fo:font-weight="bold"/>
    </style:style>
    <style:style style:name="T19" style:family="text">
      <style:text-properties style:text-position="-33% 80%" style:font-name="Symbol"/>
    </style:style>
    <style:style style:name="T20" style:family="text">
      <style:text-properties style:text-position="-33% 80%" fo:font-size="7pt"/>
    </style:style>
    <style:style style:name="T21" style:family="text">
      <style:text-properties style:text-position="-33% 80%" fo:font-size="7pt" fo:language="nl" fo:country="NL"/>
    </style:style>
    <style:style style:name="T22" style:family="text">
      <style:text-properties fo:font-size="7pt"/>
    </style:style>
    <style:style style:name="T23" style:family="text">
      <style:text-properties fo:font-size="7pt" fo:font-weight="bold"/>
    </style:style>
    <style:style style:name="T24" style:family="text">
      <style:text-properties fo:font-size="7pt" fo:language="nl" fo:country="NL"/>
    </style:style>
    <style:style style:name="T25" style:family="text">
      <style:text-properties style:font-name="Times New Roman1" fo:font-weight="normal"/>
    </style:style>
    <style:style style:name="fr1" style:family="graphic" style:parent-style-name="Graphics">
      <style:graphic-properties fo:margin-left="0.0898in" fo:margin-right="0.0898in" style:vertical-pos="middle" style:vertical-rel="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nalyses univariées</text:p>
      <text:h text:style-name="P1" text:outline-level="4"><text:bookmark text:name="0001"/>Michel Calciu </text:h>
      <text:h text:style-name="Heading_20_3" text:outline-level="3">Cours à l'Université de Lille 1 - 2010/2011</text:h>
      <text:p text:style-name="Text_20_body"> </text:p>
      <text:h text:style-name="Heading_20_2" text:outline-level="2"><text:bookmark text:name="0101"/><text:bookmark text:name="0051"/><text:span text:style-name="T1">Statistiques descriptives &gt; </text:span>Données quantitatives &gt; <text:span text:style-name="T2">Mesures de position (de tendance centrale)</text:span></text:h>
      <text:h text:style-name="Heading_20_6" text:outline-level="6"><text:bookmark text:name="0151"/><text:span text:style-name="T3">·</text:span>  Moyenne (arithmétique) </text:h>
      <text:p text:style-name="Text_20_body"/>
      <text:p text:style-name="Text_20_body">La moyenne d'une série statistique de n observations est le quotient de leur somme par leur nombre. </text:p>
      <text:p text:style-name="P6"><draw:frame draw:style-name="fr1" draw:name="Objet1" text:anchor-type="as-char" svg:width="0.9102in" svg:height="0.4909in" draw:z-index="0"><draw:image xlink:href="../slides_htm_m68d49361.gif" xlink:type="simple" xlink:show="embed" xlink:actuate="onLoad"/></draw:frame><draw:frame draw:style-name="fr3" draw:name="Objet14" text:anchor-type="as-char" svg:width="0.8098in" svg:height="0.4398in" draw:z-index="6"><draw:object xlink:href="./Object 1" xlink:type="simple" xlink:show="embed" xlink:actuate="onLoad"/><draw:image xlink:href="./ObjectReplacements/Object 1" xlink:type="simple" xlink:show="embed" xlink:actuate="onLoad"/></draw:frame> où k représente <text:s/>la colonne et i la ligne ou l'observation (1) </text:p>
      <text:h text:style-name="Heading_20_6" text:outline-level="6"><text:bookmark text:name="020"/><text:span text:style-name="T3">·</text:span>  Médiane </text:h>
      <text:p text:style-name="Text_20_body">La valeur d'une série statistique pour laquelle le nombre d'observations inférieures ou supérieures à cette valeur sont égal. La détermination de la médiane nécessite le classement de la série par ordre de grandeur (croissante ou décroissante). S'il y a n = 2p + 1 observations celui de rang p+1 sera la médiane. Si par contre n = 2p observations toute valeur comprise entre celle de rang p et celle de rang p+1 peut convenir comme médiane. Mesures appariées <text:span text:style-name="T7">quantile</text:span>, <text:span text:style-name="T7">quartiles</text:span>(quantile d'ordre 4, Q1, Q2 et Q3) et <text:span text:style-name="T7">déciles</text:span>, <text:span text:style-name="T7">centile</text:span>. </text:p>
      <text:h text:style-name="Heading_20_6" text:outline-level="6"><text:span text:style-name="T3">·</text:span>  Mode</text:h>
      <text:p text:style-name="Text_20_body">Le mode est la valeur la plus souvent rencontrée d'une série statistique </text:p>
      <text:h text:style-name="P2" text:outline-level="2">Mesures de dispersion</text:h>
      <text:h text:style-name="Heading_20_6" text:outline-level="6">Definition</text:h>
      <text:p text:style-name="Text_20_body">Les indicateurs de dispersion ont pour objet de mesurer la plus ou moins grande concentration des valeurs autour de leur tendance centrale. </text:p>
      <text:h text:style-name="Heading_20_6" text:outline-level="6"><text:bookmark text:name="030"/><text:span text:style-name="T3">·</text:span>  <text:span text:style-name="T8">Etendue (Range)</text:span> </text:h>
      <text:p text:style-name="Text_20_body">La différence entre la valeur maximum et minimum d'une série. Est l'intervalle qui sépare les deux valeurs extrêmes </text:p>
      <text:h text:style-name="Heading_20_6" text:outline-level="6"><text:bookmark text:name="035"/><text:span text:style-name="T3">·</text:span>  <text:span text:style-name="T8">Ecart moyen</text:span> </text:h>
      <text:p text:style-name="Text_20_body">est la moyenne des valeurs absolues des écarts par rapport à la moyenne; </text:p>
      <text:h text:style-name="Heading_20_6" text:outline-level="6"><text:bookmark text:name="040"/><text:span text:style-name="T3">·</text:span>  <text:span text:style-name="T8">Dispersion ou variation totale</text:span> </text:h>
      <text:p text:style-name="Text_20_body">Est la somme des carrés des écarts par rapport à la moyenne : </text:p>
      <text:p text:style-name="P6"><draw:frame draw:style-name="fr1" draw:name="Objet2" text:anchor-type="as-char" svg:width="1.6965in" svg:height="0.2591in" draw:z-index="7"><draw:image xlink:href="../slides_htm_6605f292.gif" xlink:type="simple" xlink:show="embed" xlink:actuate="onLoad"/></draw:frame><text:span text:style-name="T9"> </text:span>(2) </text:p>
      <text:h text:style-name="Heading_20_6" text:outline-level="6"><text:bookmark text:name="0451"/><text:span text:style-name="T3">·</text:span>  <text:span text:style-name="T8">Variance</text:span> </text:h>
      <text:p text:style-name="Text_20_body">Est la moyenne des carrés des écarts par rapport à la moyenne : </text:p>
      <text:p text:style-name="P6"><draw:frame draw:style-name="fr1" draw:name="Objet3" text:anchor-type="as-char" svg:width="0.4909in" svg:height="0.2319in" draw:z-index="8"><draw:image xlink:href="../slides_htm_5ce34c2d.gif" xlink:type="simple" xlink:show="embed" xlink:actuate="onLoad"/></draw:frame> = <text:span text:style-name="T9"><draw:frame draw:style-name="fr1" draw:name="Objet4" text:anchor-type="as-char" svg:width="0.2772in" svg:height="0.2591in" draw:z-index="9"><draw:image xlink:href="../slides_htm_m67f86420.gif" xlink:type="simple" xlink:show="embed" xlink:actuate="onLoad"/></draw:frame></text:span> = <draw:frame draw:style-name="fr1" draw:name="Objet5" text:anchor-type="as-char" svg:width="1.0898in" svg:height="0.4909in" draw:z-index="10"><draw:image xlink:href="../slides_htm_c8ec72.gif" xlink:type="simple" xlink:show="embed" xlink:actuate="onLoad"/></draw:frame>= <draw:frame draw:style-name="fr1" draw:name="Objet6" text:anchor-type="as-char" svg:width="0.6071in" svg:height="0.4646in" draw:z-index="11"><draw:image xlink:href="../slides_htm_m746d6ccf.gif" xlink:type="simple" xlink:show="embed" xlink:actuate="onLoad"/></draw:frame> (3) </text:p>
      <text:p text:style-name="Text_20_body">Si la moyenne a été obtenue sur <text:span text:style-name="T14">échantillon</text:span>, un degré de liberté a été consommé pour le calcul de cette moyenne et la variance devient </text:p>
      <text:p text:style-name="P6"><draw:frame draw:style-name="fr1" draw:name="Objet7" text:anchor-type="as-char" svg:width="0.4909in" svg:height="0.2319in" draw:z-index="12"><draw:image xlink:href="../slides_htm_m60458e3f.gif" xlink:type="simple" xlink:show="embed" xlink:actuate="onLoad"/></draw:frame> <text:span text:style-name="T16">= </text:span><text:span text:style-name="T9"><draw:frame draw:style-name="fr1" draw:name="Objet8" text:anchor-type="as-char" svg:width="0.2319in" svg:height="0.2591in" draw:z-index="13"><draw:image xlink:href="../slides_htm_m59afc777.gif" xlink:type="simple" xlink:show="embed" xlink:actuate="onLoad"/></draw:frame></text:span> <text:span text:style-name="T16">= </text:span><text:span text:style-name="T16"><draw:frame draw:style-name="fr1" draw:name="Objet9" text:anchor-type="as-char" svg:width="1.0898in" svg:height="0.4909in" draw:z-index="14"><draw:image xlink:href="../slides_htm_m3d019c36.gif" xlink:type="simple" xlink:show="embed" xlink:actuate="onLoad"/></draw:frame></text:span><text:span text:style-name="T16">= </text:span><text:span text:style-name="T16"><draw:frame draw:style-name="fr1" draw:name="Objet10" text:anchor-type="as-char" svg:width="0.6071in" svg:height="0.4646in" draw:z-index="15"><draw:image xlink:href="../slides_htm_m7511a5b6.gif" xlink:type="simple" xlink:show="embed" xlink:actuate="onLoad"/></draw:frame></text:span><text:span text:style-name="T16"> (4) </text:span></text:p>
      <text:h text:style-name="Heading_20_6" text:outline-level="6"><text:bookmark text:name="050"/><text:span text:style-name="T3">·</text:span>  <text:span text:style-name="T8">Ecart type</text:span></text:h>
      <text:p text:style-name="Text_20_body">Est la racine carrée de la variance : dans le cas d'un calcul sur échantillon : </text:p>
      <text:p text:style-name="P6"><draw:frame draw:style-name="fr1" draw:name="Objet11" text:anchor-type="as-char" svg:width="0.3839in" svg:height="0.2319in" draw:z-index="16"><draw:image xlink:href="../slides_htm_md9cb642.gif" xlink:type="simple" xlink:show="embed" xlink:actuate="onLoad"/></draw:frame> <text:span text:style-name="T16">= </text:span><text:span text:style-name="T16"><draw:frame draw:style-name="fr1" draw:name="Objet12" text:anchor-type="as-char" svg:width="0.2228in" svg:height="0.2319in" draw:z-index="17"><draw:image xlink:href="../slides_htm_m304da25d.gif" xlink:type="simple" xlink:show="embed" xlink:actuate="onLoad"/></draw:frame></text:span><text:span text:style-name="T16"> = </text:span><text:span text:style-name="T16"><draw:frame draw:style-name="fr1" draw:name="Objet13" text:anchor-type="as-char" svg:width="1.3307in" svg:height="0.5354in" draw:z-index="18"><draw:image xlink:href="../slides_htm_m378c5575.gif" xlink:type="simple" xlink:show="embed" xlink:actuate="onLoad"/></draw:frame></text:span><text:span text:style-name="T9"> </text:span><text:span text:style-name="T10">(5)</text:span> </text:p>
      <text:h text:style-name="Heading_20_2" text:outline-level="2">Données qualitatives</text:h>
      <text:h text:style-name="Heading_20_6" text:outline-level="6">Definition</text:h>
      <text:p text:style-name="Text_20_body">Des données qualitatives apparaissent chaque fois que la personne interrogée a le choix entre plusieurs modalités qui lui sont proposées explicitement ou implicitement (dans le cas d'une question ouverte avec post-codification). </text:p>
      <text:h text:style-name="Heading_20_6" text:outline-level="6"><text:bookmark text:name="060"/><text:span text:style-name="T3">·</text:span>  <text:span text:style-name="T8">La fréquence et la proportion</text:span> </text:h>
      <text:p text:style-name="Text_20_body">Pour chaque individu, la réponse correspond à un code ou éventuellement à plusieurs si le choix est multiple (voir questionnaire CAMIP). Sur l'ensemble de la population enquêté, on dénombrera alors le nombre de fois qu'un code j donné est apparu pour la variable k étudiée : ceci indique la fréquence absolue <text:span text:style-name="T7">N</text:span><text:span text:style-name="T18">jk</text:span> de la modalité. Si cette fréquence absolue est rapportée aux N personnes considérées, on obtient la fréquence relative de la modalité </text:p>
      <text:p text:style-name="Text_20_body">p<text:span text:style-name="T17">jk</text:span> = N<text:span text:style-name="T17">jk</text:span>/N (6) </text:p>
      <text:h text:style-name="Heading_20_6" text:outline-level="6"><text:bookmark text:name="065"/><text:span text:style-name="T3">·</text:span>  <text:span text:style-name="T8">Variance et écart type d'une proportion</text:span> </text:h>
      <text:p text:style-name="Text_20_body">Pour une modalité donnée, la fréquence relative joue un rôle similaire à celui de la moyenne pour les variables quantitatives. Des Indicateurs de dispersion sont également disponibles. Dans la mesure ou un individu a choisi ou non une modalité donnée, on a affaire à un processus binomial. Il est donc possible d'associer une variance et un écart type à chaque modalité d'une variable qualitative : </text:p>
      <text:p text:style-name="P7">VAR(jk) = (p<text:span text:style-name="T17">jk</text:span>) (1 - p<text:span text:style-name="T17">jk</text:span>)/N (7) </text:p>
      <text:p text:style-name="P7">ET(jk) = [(p<text:span text:style-name="T17">jk</text:span>) (1 - p<text:span text:style-name="T17">jk</text:span>)/N]<text:span text:style-name="T9">1/2 </text:span>(8) </text:p>
      <text:p text:style-name="Text_20_body">On constate que ces indicateurs sont d'autant plus faibles que p<text:span text:style-name="T17">jk</text:span> est proche de 1 ou de 0. Dans les deux cas, cela signifie que les réponses sont très concentrées, soit sur la modalité j, soit sur l'ensemble des autres modalités. </text:p>
      <text:h text:style-name="Heading_20_2" text:outline-level="2"><text:bookmark text:name="070"/>Données ordinales</text:h>
      <text:h text:style-name="Heading_20_6" text:outline-level="6">Nature</text:h>
      <text:p text:style-name="Text_20_body">Les données ordinales sont plus difficiles à présenter que les autres catégories de données. Comme on l'a vu, il s'agit de données concernant des rangs de préférence ou de similarité. </text:p>
      <text:p text:style-name="Text_20_body">On notera que la notion de rang moyen n'a pas de signification, le passage d'un rang au suivant ne correspondant généralement pas a une variation d'intensité de préférence constante. </text:p>
      <text:h text:style-name="Heading_20_6" text:outline-level="6">Quelques mesures</text:h>
      <text:p text:style-name="Text_20_body">Si l'on prend le cas des préférences, pour chaque individu, on disposera d'un classement des m items proposés. Sur l'ensemble de la population interrogée, il sera ainsi possible de comptabiliser : </text:p>
      <text:p text:style-name="Text_20_body"><text:bookmark text:name="075"/><text:span text:style-name="T3">·</text:span>  <text:span text:style-name="T7">fonction</text:span> <text:span text:style-name="T7">de répartition des rangs</text:span> </text:p>
      <text:p text:style-name="Text_20_body">- le nombre de fois qu'un item donné a été classé en 1<text:span text:style-name="T9">re</text:span> position, en 2<text:span text:style-name="T9">e</text:span>.., en m<text:span text:style-name="T9">e</text:span> ; </text:p>
      <text:p text:style-name="Text_20_body"><text:bookmark text:name="080"/><text:span text:style-name="T3">·</text:span>  <text:span text:style-name="T7">matrice de préférences.</text:span> - le nombre de fois qu'un item donné a été classé avant un autre item; </text:p>
      <text:h text:style-name="Heading_20_2" text:outline-level="2"><text:bookmark text:name="090"/><text:bookmark text:name="085"/>Les intervalles de confiance: données quantitatives</text:h>
      <text:h text:style-name="Heading_20_6" text:outline-level="6">Population, échantillons et distribution d'échantillonnage</text:h>
      <text:p text:style-name="Text_20_body">Dans la plupart des cas, une enquête ne portera que sur un échantillon extrait de la population étudiée. On aura alors à déduire des résultats obtenus sur échantillon les valeurs, c'est-à-dire celles qui seraient disponibles si l'ensemble de la population était connue. </text:p>
      <text:p text:style-name="P6"><text:bookmark text:name="_x0000_i1029"/><draw:frame draw:style-name="fr2" draw:name="images5" text:anchor-type="as-char" svg:width="2.7945in" svg:height="3.4193in" draw:z-index="19"><draw:image xlink:href="../slides_fichiers/Image425.gif" xlink:type="simple" xlink:show="embed" xlink:actuate="onLoad"/></draw:frame></text:p>
      <text:p text:style-name="P6"><text:span text:style-name="T23">Figure 7 - Population, échantillons et distribution d'échantillonnage</text:span> </text:p>
      <text:h text:style-name="P3" text:outline-level="6"><text:bookmark text:name="095"/>Théorème Central Limit</text:h>
      <text:p text:style-name="Text_20_body"><text:bookmark text:name="_x0000_i1030"/>Quand on tire des échantillons de dimension <text:span text:style-name="T7">n</text:span> d'une population à moyenne <text:span text:style-name="T7">µ</text:span> et variance <text:span text:style-name="T4">s</text:span><text:span text:style-name="T11">2 </text:span>pour des <text:span text:style-name="T7">n</text:span> grands la <text:span text:style-name="T7">moyenne des échantillons</text:span> sera distribuée approximativement normalement avec une moyenne égale à <text:span text:style-name="T7">µ</text:span> et une variance <draw:frame draw:style-name="fr2" draw:name="images6" text:anchor-type="as-char" svg:width="0.2146in" svg:height="0.2146in" draw:z-index="20"><draw:image xlink:href="../slides_fichiers/Image426.gif" xlink:type="simple" xlink:show="embed" xlink:actuate="onLoad"/></draw:frame><text:span text:style-name="T9">2</text:span>égale à <text:span text:style-name="T4">s</text:span><text:span text:style-name="T11">2</text:span><text:span text:style-name="T7">/</text:span>n </text:p>
      <text:p text:style-name="Text_20_body">Comme <text:span text:style-name="T4">s</text:span> est inconnu on l'estime à partir de s: </text:p>
      <text:p text:style-name="P6"><text:bookmark text:name="_x0000_i1033"/><text:bookmark text:name="_x0000_i1032"/><text:bookmark text:name="_x0000_i1031"/><draw:frame draw:style-name="fr2" draw:name="images7" text:anchor-type="as-char" svg:width="0.2146in" svg:height="0.2146in" draw:z-index="21"><draw:image xlink:href="../slides_fichiers/Image426.gif" xlink:type="simple" xlink:show="embed" xlink:actuate="onLoad"/></draw:frame><text:span text:style-name="T3">»</text:span><text:span text:style-name="T3"><draw:frame draw:style-name="fr2" draw:name="images8" text:anchor-type="as-char" svg:width="0.1783in" svg:height="0.2146in" draw:z-index="22"><draw:image xlink:href="../slides_fichiers/Image427.gif" xlink:type="simple" xlink:show="embed" xlink:actuate="onLoad"/></draw:frame></text:span> = <draw:frame draw:style-name="fr2" draw:name="images9" text:anchor-type="as-char" svg:width="0.8307in" svg:height="0.5898in" draw:z-index="23"><draw:image xlink:href="../slides_fichiers/Image428.gif" xlink:type="simple" xlink:show="embed" xlink:actuate="onLoad"/></draw:frame> (9) </text:p>
      <text:h text:style-name="Heading_20_6" text:outline-level="6">Ajustements pour échantillons exhaustifs</text:h>
      <text:p text:style-name="Text_20_body">Pour des échantillons exhaustifs quand n/N &lt; 1/7 </text:p>
      <text:p text:style-name="P6"><text:bookmark text:name="_x0000_i1034"/><draw:frame draw:style-name="fr2" draw:name="images10" text:anchor-type="as-char" svg:width="0.8839in" svg:height="0.3571in" draw:z-index="24"><draw:image xlink:href="../slides_fichiers/Image429.gif" xlink:type="simple" xlink:show="embed" xlink:actuate="onLoad"/></draw:frame>(10) </text:p>
      <text:h text:style-name="Heading_20_6" text:outline-level="6">Distribution normale d'une variable centrée et réduite</text:h>
      <text:p text:style-name="Text_20_body">Distribution normale d'une variable centrée et réduite Z (m=0 et ET = 1) <text:line-break/>  </text:p>
      <table:table table:name="Tableau1" table:style-name="Tableau1">
        <table:table-column table:style-name="Tableau1.A" table:number-columns-repeated="15"/>
        <table:table-row>
          <table:table-cell office:value-type="string">
            <text:p text:style-name="P9">-3,5 </text:p>
          </table:table-cell>
          <table:table-cell office:value-type="string">
            <text:p text:style-name="P9">-3 </text:p>
          </table:table-cell>
          <table:table-cell office:value-type="string">
            <text:p text:style-name="P9">-2,5 </text:p>
          </table:table-cell>
          <table:table-cell office:value-type="string">
            <text:p text:style-name="P9">-2 </text:p>
          </table:table-cell>
          <table:table-cell office:value-type="string">
            <text:p text:style-name="P9">-1,5 </text:p>
          </table:table-cell>
          <table:table-cell office:value-type="string">
            <text:p text:style-name="P9">-1 </text:p>
          </table:table-cell>
          <table:table-cell office:value-type="string">
            <text:p text:style-name="P9">-0,5 </text:p>
          </table:table-cell>
          <table:table-cell office:value-type="string">
            <text:p text:style-name="Table_20_Contents">0 </text:p>
          </table:table-cell>
          <table:table-cell office:value-type="string">
            <text:p text:style-name="Table_20_Contents">0,5 </text:p>
          </table:table-cell>
          <table:table-cell office:value-type="string">
            <text:p text:style-name="Table_20_Contents">1 </text:p>
          </table:table-cell>
          <table:table-cell office:value-type="string">
            <text:p text:style-name="Table_20_Contents">1,5 </text:p>
          </table:table-cell>
          <table:table-cell office:value-type="string">
            <text:p text:style-name="Table_20_Contents">2 </text:p>
          </table:table-cell>
          <table:table-cell office:value-type="string">
            <text:p text:style-name="Table_20_Contents">2,5 </text:p>
          </table:table-cell>
          <table:table-cell office:value-type="string">
            <text:p text:style-name="Table_20_Contents">3 </text:p>
          </table:table-cell>
          <table:table-cell office:value-type="string">
            <text:p text:style-name="Table_20_Contents">3,5 </text:p>
          </table:table-cell>
        </table:table-row>
        <table:table-row>
          <table:table-cell office:value-type="string">
            <text:p text:style-name="Table_20_Contents">0,00 </text:p>
          </table:table-cell>
          <table:table-cell office:value-type="string">
            <text:p text:style-name="Table_20_Contents">0,00 </text:p>
          </table:table-cell>
          <table:table-cell office:value-type="string">
            <text:p text:style-name="Table_20_Contents">0,02 </text:p>
          </table:table-cell>
          <table:table-cell office:value-type="string">
            <text:p text:style-name="Table_20_Contents">0,05 </text:p>
          </table:table-cell>
          <table:table-cell office:value-type="string">
            <text:p text:style-name="Table_20_Contents">0,13 </text:p>
          </table:table-cell>
          <table:table-cell office:value-type="string">
            <text:p text:style-name="Table_20_Contents">0,24 </text:p>
          </table:table-cell>
          <table:table-cell office:value-type="string">
            <text:p text:style-name="Table_20_Contents">0,35 </text:p>
          </table:table-cell>
          <table:table-cell office:value-type="string">
            <text:p text:style-name="Table_20_Contents">0,40 </text:p>
          </table:table-cell>
          <table:table-cell office:value-type="string">
            <text:p text:style-name="Table_20_Contents">0,35 </text:p>
          </table:table-cell>
          <table:table-cell office:value-type="string">
            <text:p text:style-name="Table_20_Contents">0,24 </text:p>
          </table:table-cell>
          <table:table-cell office:value-type="string">
            <text:p text:style-name="Table_20_Contents">0,13 </text:p>
          </table:table-cell>
          <table:table-cell office:value-type="string">
            <text:p text:style-name="Table_20_Contents">0,05 </text:p>
          </table:table-cell>
          <table:table-cell office:value-type="string">
            <text:p text:style-name="Table_20_Contents">0,02 </text:p>
          </table:table-cell>
          <table:table-cell office:value-type="string">
            <text:p text:style-name="Table_20_Contents">0,00 </text:p>
          </table:table-cell>
          <table:table-cell office:value-type="string">
            <text:p text:style-name="Table_20_Contents">0,00 </text:p>
          </table:table-cell>
        </table:table-row>
        <table:table-row>
          <table:table-cell office:value-type="string">
            <text:p text:style-name="Table_20_Contents">0,00 </text:p>
          </table:table-cell>
          <table:table-cell office:value-type="string">
            <text:p text:style-name="Table_20_Contents">0,00 </text:p>
          </table:table-cell>
          <table:table-cell office:value-type="string">
            <text:p text:style-name="Table_20_Contents">0,01 </text:p>
          </table:table-cell>
          <table:table-cell office:value-type="string">
            <text:p text:style-name="Table_20_Contents">0,02 </text:p>
          </table:table-cell>
          <table:table-cell office:value-type="string">
            <text:p text:style-name="Table_20_Contents">0,07 </text:p>
          </table:table-cell>
          <table:table-cell office:value-type="string">
            <text:p text:style-name="Table_20_Contents">0,16 </text:p>
          </table:table-cell>
          <table:table-cell office:value-type="string">
            <text:p text:style-name="Table_20_Contents">0,31 </text:p>
          </table:table-cell>
          <table:table-cell office:value-type="string">
            <text:p text:style-name="Table_20_Contents">0,50 </text:p>
          </table:table-cell>
          <table:table-cell office:value-type="string">
            <text:p text:style-name="Table_20_Contents">0,69 </text:p>
          </table:table-cell>
          <table:table-cell office:value-type="string">
            <text:p text:style-name="Table_20_Contents">0,83 </text:p>
          </table:table-cell>
          <table:table-cell office:value-type="string">
            <text:p text:style-name="Table_20_Contents">0,93 </text:p>
          </table:table-cell>
          <table:table-cell office:value-type="string">
            <text:p text:style-name="Table_20_Contents">0,97 </text:p>
          </table:table-cell>
          <table:table-cell office:value-type="string">
            <text:p text:style-name="Table_20_Contents">0,99 </text:p>
          </table:table-cell>
          <table:table-cell office:value-type="string">
            <text:p text:style-name="Table_20_Contents">1,00 </text:p>
          </table:table-cell>
          <table:table-cell office:value-type="string">
            <text:p text:style-name="Table_20_Contents">1,00 </text:p>
          </table:table-cell>
        </table:table-row>
      </table:table>
      <text:p text:style-name="P6"><text:bookmark text:name="_x0000_i1035"/><draw:frame draw:style-name="fr2" draw:name="images11" text:anchor-type="as-char" svg:width="2.6783in" svg:height="1.2945in" draw:z-index="25"><draw:image xlink:href="../slides_fichiers/Image430.gif" xlink:type="simple" xlink:show="embed" xlink:actuate="onLoad"/></draw:frame></text:p>
      <text:p text:style-name="P6"><text:span text:style-name="T23">Figure 9 - La distribution normale</text:span> </text:p>
      <text:h text:style-name="Heading_20_6" text:outline-level="6"><text:bookmark text:name="100"/><text:span text:style-name="T3">·</text:span>  <text:span text:style-name="T2">a) Détermination de l'intervalle de confiance</text:span> </text:h>
      <text:p text:style-name="Text_20_body">La population totale est de taille <text:span text:style-name="T7">N</text:span>; la valeur vraie de la moyenne de la variable analysée est <text:span text:style-name="T7">µ</text:span>, et son écart type <text:span text:style-name="T4">s</text:span><text:span text:style-name="T14">. </text:span>Ces deux valeurs <text:span text:style-name="T7">µ</text:span> et <text:span text:style-name="T4">s</text:span> sont inconnues, mais sur l'échantillon de taille <text:span text:style-name="T7">n</text:span>, une moyenne et un écart-type <text:span text:style-name="T7">s</text:span> ont été repérés (cf. graphique 1). Il s'agit de déduire <text:span text:style-name="T7">µ</text:span> et <text:span text:style-name="T4">s</text:span> de ces valeurs et <text:span text:style-name="T7">s</text:span>. </text:p>
      <text:p text:style-name="P6"><text:bookmark text:name="_x0000_i1036"/><draw:frame draw:style-name="fr2" draw:name="images12" text:anchor-type="as-char" svg:width="2.2319in" svg:height="1.5181in" draw:z-index="26"><draw:image xlink:href="../slides_fichiers/Image431.gif" xlink:type="simple" xlink:show="embed" xlink:actuate="onLoad"/></draw:frame></text:p>
      <text:p text:style-name="P6"><text:span text:style-name="T23">Figure 10: Caractéristiques de la population totale et de l'échantillon</text:span> </text:p>
      <text:p text:style-name="Text_20_body">Cette déduction suit des règles simples issues de la théorie des sondages, dans la mesure où les hypothèses suivantes sont respectées : </text:p>
      <text:p text:style-name="Text_20_body">- les éléments de l'échantillon ont été sélectionnés de manière aléatoire; </text:p>
      <text:p text:style-name="Text_20_body">- l'échantillon est non exhaustif (n/N &lt; 1/7) </text:p>
      <text:p text:style-name="Text_20_body">- l'échantillon comprend au moins 30 individus. </text:p>
      <text:p text:style-name="Text_20_body"><text:bookmark text:name="_x0000_i1037"/>Dans ces conditions, on montre que les moyennes d'échantillon suivent une loi normale de moyenne <text:span text:style-name="T7">µ</text:span> et d'écart type <draw:frame draw:style-name="fr2" draw:name="images13" text:anchor-type="as-char" svg:width="0.2146in" svg:height="0.2146in" draw:z-index="27"><draw:image xlink:href="../slides_fichiers/Image426.gif" xlink:type="simple" xlink:show="embed" xlink:actuate="onLoad"/></draw:frame>, avec : </text:p>
      <text:p text:style-name="P6"><text:bookmark text:name="_x0000_i1038"/><draw:frame draw:style-name="fr2" draw:name="images14" text:anchor-type="as-char" svg:width="0.2146in" svg:height="0.2146in" draw:z-index="28"><draw:image xlink:href="../slides_fichiers/Image426.gif" xlink:type="simple" xlink:show="embed" xlink:actuate="onLoad"/></draw:frame>= <text:span text:style-name="T4">s /</text:span><text:span text:style-name="T25">(</text:span>n<text:span text:style-name="T9">1/2</text:span>) </text:p>
      <text:p text:style-name="Text_20_body">Comme <text:span text:style-name="T4">s</text:span> est inconnu, il est estimé à partir de <text:span text:style-name="T7">s</text:span> : </text:p>
      <text:p text:style-name="P6"><text:bookmark text:name="_x0000_i1041"/><text:bookmark text:name="_x0000_i1040"/><text:bookmark text:name="_x0000_i1039"/><draw:frame draw:style-name="fr2" draw:name="images15" text:anchor-type="as-char" svg:width="0.2146in" svg:height="0.2146in" draw:z-index="29"><draw:image xlink:href="../slides_fichiers/Image426.gif" xlink:type="simple" xlink:show="embed" xlink:actuate="onLoad"/></draw:frame><text:span text:style-name="T4">»</text:span><text:span text:style-name="T4"><draw:frame draw:style-name="fr2" draw:name="images16" text:anchor-type="as-char" svg:width="0.1783in" svg:height="0.2146in" draw:z-index="30"><draw:image xlink:href="../slides_fichiers/Image427.gif" xlink:type="simple" xlink:show="embed" xlink:actuate="onLoad"/></draw:frame></text:span> = [<text:span text:style-name="T3">S</text:span>(X -<draw:frame draw:style-name="fr2" draw:name="images17" text:anchor-type="as-char" svg:width="0.1602in" svg:height="0.1783in" draw:z-index="31"><draw:image xlink:href="../slides_fichiers/Image433.gif" xlink:type="simple" xlink:show="embed" xlink:actuate="onLoad"/></draw:frame>)<text:span text:style-name="T9">2</text:span>/(n - 1)]<text:span text:style-name="T9">l/2</text:span> </text:p>
      <text:p text:style-name="Text_20_body">Si l'on désire travailler avec un seuil de confiance 1-<text:span text:style-name="T3">a</text:span>, un intervalle de confiance pour la moyenne <text:span text:style-name="T7">µ</text:span> est obtenu à l'aide de l'expression: </text:p>
      <text:p text:style-name="P6"><text:bookmark text:name="_x0000_i1043"/><text:bookmark text:name="_x0000_i1042"/><text:span text:style-name="T7">µ</text:span> =<draw:frame draw:style-name="fr2" draw:name="images18" text:anchor-type="as-char" svg:width="0.1602in" svg:height="0.1783in" draw:z-index="32"><draw:image xlink:href="../slides_fichiers/Image433.gif" xlink:type="simple" xlink:show="embed" xlink:actuate="onLoad"/></draw:frame><text:span text:style-name="T3">±</text:span> z<text:span text:style-name="T19">a</text:span><text:span text:style-name="T17">/2</text:span><draw:frame draw:style-name="fr2" draw:name="images19" text:anchor-type="as-char" svg:width="0.2146in" svg:height="0.2146in" draw:z-index="33"><draw:image xlink:href="../slides_fichiers/Image426.gif" xlink:type="simple" xlink:show="embed" xlink:actuate="onLoad"/></draw:frame> (11) </text:p>
      <text:p text:style-name="Text_20_body">où z<text:span text:style-name="T19">a</text:span><text:span text:style-name="T17">/2</text:span> est la valeur lue dans la table de la loi normale réduite pour une probabilité (1 - <text:span text:style-name="T3">a</text:span>/2). Il y a ainsi une probabilité (1 - <text:span text:style-name="T3">a</text:span>) que la valeur recherchée se situe dans cette fourchette. </text:p>
      <text:h text:style-name="Heading_20_6" text:outline-level="6">Exemple</text:h>
      <text:p text:style-name="Text_20_body">Exemple</text:p>
      <text:p text:style-name="Text_20_body">L'association des étudiants d'une université envisage d'ouvrir un ciné-club; afin d'en évaluer la fréquentation, elle a réalisé une enquête par sondage sur un échantillon de 400 individus. <text:line-break/>Une moyenne de fréquentation de 10 séances par an et par individu a été obtenue avec un écart type s = 20. Au seuil de confiance (1 - a) = 95 % l'intervalle de confiance est: <text:line-break/>µ = 10 <text:span text:style-name="T3">±</text:span> (1,96) (20/(400)<text:span text:style-name="T9">1/2</text:span>) = 10 <text:span text:style-name="T3">±</text:span> 1,96 <text:line-break/>Il a 95 chances sur 100 de se situer dans la fourchette [11,96: 8,04]. Si l'université comprend 5000 étudiants, une fréquentation globale de 50 000 places peut être attendue en moyenne; la fréquentation globale a 95 % de chances de se situer dans l'intervalle [59800: 40200]. </text:p>
      <text:h text:style-name="Heading_20_6" text:outline-level="6"><text:bookmark text:name="110"/><text:bookmark text:name="105"/><text:span text:style-name="T2">Cas particulier: </text:span>Echantillon exhaustif</text:h>
      <text:p text:style-name="Text_20_body">1- Dans le cas d'un <text:span text:style-name="T14">échantillon exhaustif</text:span>, c'est-à-dire avec n &gt; N/7, l'écart type <text:span text:style-name="T4">s</text:span>, des moyennes d'échantillons doit être corrigé par le facteur d'exhaustivité [(N - n)/(N - 1)]1/2. L'intervalle de confiance devient alors : </text:p>
      <text:p text:style-name="P6"><text:bookmark text:name="_x0000_i1045"/><text:bookmark text:name="_x0000_i1044"/><text:span text:style-name="T7">µ</text:span> = <draw:frame draw:style-name="fr2" draw:name="images20" text:anchor-type="as-char" svg:width="0.1602in" svg:height="0.1783in" draw:z-index="34"><draw:image xlink:href="../slides_fichiers/Image433.gif" xlink:type="simple" xlink:show="embed" xlink:actuate="onLoad"/></draw:frame><text:span text:style-name="T3">±</text:span> z<text:span text:style-name="T19">a</text:span><text:span text:style-name="T17">/2</text:span><draw:frame draw:style-name="fr2" draw:name="images21" text:anchor-type="as-char" svg:width="0.2146in" svg:height="0.2146in" draw:z-index="35"><draw:image xlink:href="../slides_fichiers/Image426.gif" xlink:type="simple" xlink:show="embed" xlink:actuate="onLoad"/></draw:frame>[(N - n)/(N - 1)]<text:span text:style-name="T9">l/2 </text:span>(12) </text:p>
      <text:p text:style-name="Text_20_body">On remarque que si n est faible par rapport à N, (N - n)/(N - 1) est proche de 1. Au contraire, si n est grand par rapport à N, (N - n)/(N - 1) est proche de 0; à la limite, pour n = N, µ = . </text:p>
      <text:h text:style-name="P4" text:outline-level="6">Exemple</text:h>
      <text:p text:style-name="P8">E<text:line-break/>x<text:line-break/>e<text:line-break/>m<text:line-break/>p<text:line-break/>l<text:line-break/>e</text:p>
      <text:p text:style-name="Text_20_body">Dans l'exemple précédent, supposons que l'université considérée ne comporte que 2 000 étudiants au total. L'échantillon de 400 personnes prélevé par l'association des étudiants doit donc être qualifié d'exhaustif, et il faut utiliser le facteur de correction, égal ici à [(2 000 - 400)/(2 000 - 1 )] = 0,80. <text:line-break/>Au seuil de confiance (1 - <text:span text:style-name="T3">a</text:span>) = 95 %, l'intervalle de confiance devient: <text:line-break/>µ = 10 <text:span text:style-name="T3">±</text:span> (1,96) (20/) (0,80)<text:span text:style-name="T9">1/2</text:span>= 10 <text:span text:style-name="T3">±</text:span> 1,74 µ a 95 chances sur 100 de se situer dans la fourchette [11,74: 8,26]. </text:p>
      <text:h text:style-name="Heading_20_6" text:outline-level="6"><text:bookmark text:name="115"/><text:span text:style-name="T2">Cas particulier: </text:span>Petit échantillon</text:h>
      <text:p text:style-name="Text_20_body">2 - Dans le cas d'un <text:span text:style-name="T14">petit échantillon</text:span>, avec n &lt; 30, et lorsque <text:span text:style-name="T4">s</text:span> est estimé, les moyennes d'échantillons ne sont plus répartis autour de la moyenne vraie selon une loi normale, mais selon une <text:span text:style-name="T15">loi de Student</text:span> à n - 1 degrés de liberté. Dans la formule (1l), z<text:span text:style-name="T19">a</text:span><text:span text:style-name="T17">/2</text:span> est alors remplacé par t<text:span text:style-name="T19">a</text:span><text:span text:style-name="T17">/2</text:span>, lu sur la table de Student pour n -1 degrés de liberté et un seuil de confiance (1 - <text:span text:style-name="T3">a</text:span>). </text:p>
      <text:h text:style-name="P4" text:outline-level="6">Exemple</text:h>
      <text:p text:style-name="P8">E<text:line-break/>x<text:line-break/>e<text:line-break/>m<text:line-break/>p<text:line-break/>l<text:line-break/>e</text:p>
      <text:p text:style-name="Text_20_body">Au lieu d'utiliser un échantillon de 400 personnes, L'association des étudiants s'est limitée à 21 interviews. La moyenne d'échantillon (15) suit une loi de Student à 20 degrés de liberté. Dans la mesure où l'écart type repéré sur l'échantillon s'élève à 20, au seuil de confiance de 95 %, t = 2,086 et l'intervalle de confiance devient alors: <text:line-break/>µ= 15 <text:span text:style-name="T3">±</text:span> (2,086) (20/(400-1)<text:span text:style-name="T9">1/2</text:span>) = 15 <text:span text:style-name="T3">±</text:span> 9,10 à 95 chances sur 100 de se situer dans la fourchette [5,89: 24,10]. </text:p>
      <text:h text:style-name="Heading_20_2" text:outline-level="2"><text:bookmark text:name="120"/>Les intervalles de confiance: données qualitatives</text:h>
      <text:h text:style-name="Heading_20_6" text:outline-level="6">Particularites</text:h>
      <text:p text:style-name="Text_20_body">Dans le cas de variables qualitatives, la problématique de la prévision des valeurs réelles se pose dans les mêmes termes que pour les variables quantitatives, mais maintenant, il s'agit de fréquences d'apparition de modalités et non plus de moyennes. </text:p>
      <text:p text:style-name="Text_20_body">La population totale est de taille N; la valeur vraie de la fréquence de la modalité analysée est <text:span text:style-name="T3">p</text:span>. Sur l'échantillon de taille n, une proportion p a été trouvée. </text:p>
      <text:h text:style-name="Heading_20_6" text:outline-level="6">Analogies</text:h>
      <text:p text:style-name="Text_20_body">On montre que les proportions lues sur les échantillons suivent une loi normale de moyenne <text:span text:style-name="T3">p</text:span> et d'écart type <text:span text:style-name="T3">s</text:span><text:span text:style-name="T17">p</text:span> = [p(l - p)/n]<text:span text:style-name="T9">l/2</text:span>. </text:p>
      <text:p text:style-name="Text_20_body">Au seuil de risque <text:span text:style-name="T3">a</text:span>, l'intervalle de confiance est obtenu par l'expression : </text:p>
      <text:p text:style-name="P6"><text:span text:style-name="T3">p</text:span> = p <text:span text:style-name="T3">±</text:span> z<text:span text:style-name="T19">a</text:span><text:span text:style-name="T17">/2</text:span>.[p(1 - p)/n]<text:span text:style-name="T9">l/2</text:span> (15) </text:p>
      <text:p text:style-name="Text_20_body">Généralement, on prendra, pour calculer l'écart type des proportions, p = 50 %, qui correspond au cas le plus défavorable et non la proportion observée.. </text:p>
      <text:h text:style-name="P4" text:outline-level="6">Exemple</text:h>
      <text:p text:style-name="P8">E<text:line-break/>x<text:line-break/>e<text:line-break/>m<text:line-break/>p<text:line-break/>l<text:line-break/>e </text:p>
      <text:p text:style-name="Text_20_body">Dans le cadre d'une étude de notoriété, 25 % des personnes interrogées ont déclaré connaître la marque M. Un échantillon aléatoire non exhaustif de 1000 individus a été utilisé. L'écart type des proportions est alors: <text:line-break/>[0,5(0,5)/1000]<text:span text:style-name="T9">l/2</text:span> = 0,0158. <text:line-break/>Il y a 95 chances sur 100 que le véritable taux de notoriété se situe dans la fourchette: <text:line-break/><text:span text:style-name="T3">p</text:span> = 0,25 <text:span text:style-name="T3">±</text:span> 1,96.(0,0158)<text:line-break/>Il doit être ainsi compris entre 0,25 - 0,03 = 0,22 et 0,25 + 0,03 = 0,28, c'est-à-dire entre 22 % et 28 %. </text:p>
      <text:h text:style-name="Heading_20_2" text:outline-level="2"><text:bookmark text:name="130"/><text:bookmark text:name="125"/>Les tests d'hypothèse: Données quantitatives</text:h>
      <text:h text:style-name="P3" text:outline-level="6"><text:bookmark text:name="135"/>a) Position du problème</text:h>
      <text:p text:style-name="Text_20_body">(La valeur de la moyenne trouvée sur échantillon aura souvent à être mise en relation avec une valeur a <text:span text:style-name="T14">priori </text:span><text:span text:style-name="T7">µ</text:span><text:span text:style-name="T18">o.</text:span>) On peut faire des hypothèses concernant la relation entre la moyenne de la population et une telle valeur apriori. Une idée simple est à la base du teste d'hypothèses: une Hypothèse peut être rejetée mais elle ne peut jamais être acceptée, par ce que des preuve ultérieures peuvent montrer le contraire. (exemple: l'homme qui à un comportement d'homme pauvre est-il vraiment pauvre...) </text:p>
      <text:h text:style-name="Heading_20_6" text:outline-level="6"><text:bookmark text:name="140"/>Hypothèse nulle Ho</text:h>
      <text:p text:style-name="Text_20_body">On appellera <text:span text:style-name="T7">Hypothèse nulle H</text:span><text:span text:style-name="T18">o</text:span> l'hypothèse selon laquelle la situation vraie est différente ou plus défavorable que celle qui est matérialisée par cette valeur a priori. L'hypothèse nulle doit être choisie de telle manière que son rejet permet "d'accepter" la conclusion désirée. L'<text:span text:style-name="T7">hypothèse alternative</text:span> est <text:span text:style-name="T7">H</text:span><text:span text:style-name="T18">a</text:span>. Par le biais d'un test d'hypothèse il s'agira d'évaluer dans quelle mesure Ho peut être rejetée. </text:p>
      <text:h text:style-name="Heading_20_6" text:outline-level="6"><text:bookmark text:name="145"/>Test unilatéral et bilatéral</text:h>
      <text:p text:style-name="Text_20_body">On parlera de <text:span text:style-name="T7">test unilatéral</text:span> quand il s'agira de vérifier que la moyenne vraie est plus forte (test dit " à droite "), ou plus faible (test dit " à gauche ") que µ<text:span text:style-name="T17">o</text:span>. On aura affaire à un <text:span text:style-name="T7">test bilatéral</text:span> quand il s'agira de démontrer que la moyenne vraie est différente de µ<text:span text:style-name="T17">o</text:span>. </text:p>
      <text:h text:style-name="P4" text:outline-level="6">Exemple</text:h>
      <text:p text:style-name="P8">E<text:line-break/>x<text:line-break/>e<text:line-break/>m<text:line-break/>p<text:line-break/>l<text:line-break/>e</text:p>
      <text:p text:style-name="Text_20_body">Les intentions d'achat X d'un produit nouveau découlant d'une enquête par sondage auprès des utilisateurs potentiels doivent être comparées avec le seuil de rentabilité de ce produit µ<text:span text:style-name="T17">o</text:span>, et il faut vérifier l'hypothèse selon laquelle ce seuil de rentabilité sera bien dépassé. L'hypothèse H<text:span text:style-name="T17">o</text:span> <text:span text:style-name="T15">s'énonce ici de la façon suivante: </text:span>" la situation du marché est telle que le seuil de rentabilité ne sera pas atteint <text:span text:style-name="T14">" </text:span><text:span text:style-name="T15">et</text:span> H<text:span text:style-name="T17">1</text:span><text:span text:style-name="T14">,:</text:span> <text:span text:style-name="T14">" </text:span>le seuil de rentabilité sera dépassé ". Le test d'hypothèse nécessaire est alors un test unilatéral <text:span text:style-name="T15">à droite.</text:span> <text:line-break/>Si <draw:frame draw:style-name="fr4" draw:name="Objet15" text:anchor-type="as-char" svg:width="0.2299in" svg:height="0.1839in" draw:z-index="36"><draw:object xlink:href="./Object 2" xlink:type="simple" xlink:show="embed" xlink:actuate="onLoad"/><draw:image xlink:href="./ObjectReplacements/Object 2" xlink:type="simple" xlink:show="embed" xlink:actuate="onLoad"/></draw:frame>&gt; µ<text:span text:style-name="T17">o</text:span>, ce peut être dû au fait que la vraie moyenne est réellement supérieure à µ<text:span text:style-name="T17">o</text:span>. Ce peut être également dû au fait que la vraie moyenne est inférieure à µ<text:span text:style-name="T17">o</text:span> mais que le hasard a fait porter le sondage sur un échantillon particulièrement favorable. Il est évident que plus (<draw:frame draw:style-name="fr4" draw:name="Objet16" text:anchor-type="as-char" svg:width="0.2299in" svg:height="0.1839in" draw:z-index="37"><draw:object xlink:href="./Object 3" xlink:type="simple" xlink:show="embed" xlink:actuate="onLoad"/><draw:image xlink:href="./ObjectReplacements/Object 3" xlink:type="simple" xlink:show="embed" xlink:actuate="onLoad"/><svg:desc>formule</svg:desc></draw:frame> - µ<text:span text:style-name="T17">o</text:span>) est grand, moins le risque de se trouver dans cette deuxième situation est fort.</text:p>
      <text:h text:style-name="Heading_20_6" text:outline-level="6"><text:bookmark text:name="155"/><text:bookmark text:name="150"/>b) Réalisation d'un test unilatéral à droite - 1) H<text:span text:style-name="T17">o</text:span> : µ &lt; µ<text:span text:style-name="T17">o</text:span></text:h>
      <text:p text:style-name="Text_20_body">Dans le problème posé, H<text:span text:style-name="T17">o</text:span> est associée à la situation µ &lt; µ<text:span text:style-name="T17">o</text:span>. Une première façon de procéder consiste à déterminer la probabilité - dénommée <text:span text:style-name="T7">probabilité critique p.c.</text:span> - Avec laquelle H<text:span text:style-name="T17">o</text:span> est conforme aux résultats lus sur échantillon. </text:p>
      <text:p text:style-name="Text_20_body">Le graphique 2 résume les termes du problème : Si la moyenne vraie était µ, la probabilité d'obtenir sur échantillon une valeur supérieure ou égale à serait donnée par la surface lue sous la courbe au-delà de la valeur . </text:p>
      <text:p text:style-name="P6"><text:bookmark text:name="_x0000_i1046"/>.<draw:frame draw:style-name="fr2" draw:name="images22" text:anchor-type="as-char" svg:width="2.652in" svg:height="1.1339in" draw:z-index="1"><draw:image xlink:href="../slides_fichiers/Image435.gif" xlink:type="simple" xlink:show="embed" xlink:actuate="onLoad"/></draw:frame> </text:p>
      <text:p text:style-name="P6"><text:span text:style-name="T23">Figure 11: Test unilatéral à droite</text:span> </text:p>
      <text:p text:style-name="Text_20_body">Dans la mesure où le sondage est aléatoire, non exhaustif et porte sur un effectif supérieur à 30, cette probabilité est calculée à partir d'une table de la loi normale réduite : </text:p>
      <text:p text:style-name="P6"><text:bookmark text:name="_x0000_i1048"/><text:bookmark text:name="_x0000_i1047"/>Z = (<draw:frame draw:style-name="fr2" draw:name="images23" text:anchor-type="as-char" svg:width="0.1602in" svg:height="0.1783in" draw:z-index="2"><draw:image xlink:href="../slides_fichiers/Image433.gif" xlink:type="simple" xlink:show="embed" xlink:actuate="onLoad"/></draw:frame>- µ<text:span text:style-name="T17">o</text:span>)/ <draw:frame draw:style-name="fr2" draw:name="images24" text:anchor-type="as-char" svg:width="0.2146in" svg:height="0.2146in" draw:z-index="3"><draw:image xlink:href="../slides_fichiers/Image426.gif" xlink:type="simple" xlink:show="embed" xlink:actuate="onLoad"/></draw:frame> et p.c. = P (z &gt; Z) (13) </text:p>
      <text:p text:style-name="Text_20_body">Le fait de rejeter l'hypothèse nulle est associée à un risque égal à p.c. Plus cette probabilité critique est faible et moins il y a de risque à rejeter Ho. </text:p>
      <text:h text:style-name="Heading_20_6" text:outline-level="6"><text:bookmark text:name="160"/>2) valeur seuil X<text:span text:style-name="T9">*</text:span></text:h>
      <text:p text:style-name="Text_20_body">X*, telle que tout résultat de sondage X supérieur à X* permette de rejeter l'hypothèse nulle avec moins de chances de se tromper. </text:p>
      <text:p text:style-name="Text_20_body">La valeur seuil X* est obtenue à l'aide de l'expression suivante, issue de la formule [11] : </text:p>
      <text:p text:style-name="P6"><text:bookmark text:name="_x0000_i1049"/>X* = µo + z<text:span text:style-name="T3">a</text:span><text:span text:style-name="T3"><draw:frame draw:style-name="fr2" draw:name="images25" text:anchor-type="as-char" svg:width="0.2146in" svg:height="0.2146in" draw:z-index="4"><draw:image xlink:href="../slides_fichiers/Image426.gif" xlink:type="simple" xlink:show="embed" xlink:actuate="onLoad"/></draw:frame></text:span> (14) </text:p>
      <text:p text:style-name="Text_20_body">La règle est alors la suivante: </text:p>
      <text:p text:style-name="Text_20_body">• Si &lt; X*: acceptation de Ho </text:p>
      <text:p text:style-name="Text_20_body">• Si <text:span text:style-name="T3">³</text:span> X*: rejet de Ho </text:p>
      <text:h text:style-name="Heading_20_6" text:outline-level="6"><text:bookmark text:name="165"/>3) tests unilatéraux à gauche</text:h>
      <text:p text:style-name="Text_20_body">Les tests unilatéraux à gauche s'effectuent de la même façon; la probabilité critique est la surface sous la courbe au-dessous de la valeur X trouvée sur échantillon. La valeur-seuil X* est calculée à partir de la relation </text:p>
      <text:p text:style-name="P6"><text:bookmark text:name="_x0000_i1050"/>X* = µo - Z<text:span text:style-name="T3">a</text:span><text:span text:style-name="T3"><draw:frame draw:style-name="fr2" draw:name="images26" text:anchor-type="as-char" svg:width="0.2146in" svg:height="0.2146in" draw:z-index="5"><draw:image xlink:href="../slides_fichiers/Image426.gif" xlink:type="simple" xlink:show="embed" xlink:actuate="onLoad"/></draw:frame></text:span> (15) </text:p>
      <text:p text:style-name="Text_20_body">Les tests bilatéraux nécessiteront l'évaluation de deux valeurs-seuil: une X* à droite de µo et une X** à gauche, par utilisation simultanée des formules (14) et (15). </text:p>
      <text:h text:style-name="P4" text:outline-level="6">Exemple</text:h>
      <text:p text:style-name="P8">E<text:line-break/>x<text:line-break/>e<text:line-break/>m<text:line-break/>p<text:line-break/>l<text:line-break/>e</text:p>
      <text:p text:style-name="Text_20_body">Le seuil de rentabilité d'un produit industriel nouveau s'élève à 50 en moyenne par entreprise appartenant au marché potentiel Sur un échantillon de 100 entreprises, une intention d'achat moyenne de 62 a été repérée, avec un écart-type de 60. <text:line-break/>Z<text:span text:style-name="T17">62</text:span> = (62 - 50) / (60/ 1100) = 2 <text:line-break/>p.c. = P(Z &gt; Zx) = p(Z &gt; 2) = 0,023 <text:line-break/>Avec un seuil de risque a = 5 %, I'hypothèse nulle est rejetée. En fait Ho peut être rejetée dès que l'on trouve, sur échantillon une valeur au moins égale à: <text:line-break/>= 50 + (1,64) . (60/ 100<text:span text:style-name="T9">1/2</text:span>) = 59,84 </text:p>
      <text:h text:style-name="P3" text:outline-level="6"><text:bookmark text:name="170"/>c) Les risques associés au test d'hypothèse</text:h>
      <text:p text:style-name="Text_20_body">La procédure qui vient d'être exposée ne s'intéresse qu'à une seule catégorie de risque, celui de rejeter Ho alors qu'elle est vraie. C'est le risque <text:span text:style-name="T3">a</text:span> ,risque de première espèce ou encore de risque de type 1. Il sera souvent nécessaire de prendre également en considération le risque d'accepter à tort Ho : c'est le risque <text:span text:style-name="T3">b</text:span>, risque de seconde espèce ou encore de type II. </text:p>
      <text:p text:style-name="Text_20_body">Le tableau 3 reproduit les résultats possibles d'un test d'hypothèse </text:p>
      <table:table table:name="Tableau2" table:style-name="Tableau2">
        <table:table-column table:style-name="Tableau2.A"/>
        <table:table-column table:style-name="Tableau2.B"/>
        <table:table-column table:style-name="Tableau2.C"/>
        <table:table-row>
          <table:table-cell table:style-name="Tableau2.A1" office:value-type="string">
            <text:p text:style-name="P10"> </text:p>
          </table:table-cell>
          <table:table-cell table:style-name="Tableau2.B1" table:number-columns-spanned="2" office:value-type="string">
            <text:p text:style-name="P11">DÉCISION</text:p>
          </table:table-cell>
          <table:covered-table-cell/>
        </table:table-row>
        <table:table-row>
          <table:table-cell table:style-name="Tableau2.A2" office:value-type="string">
            <text:p text:style-name="P10"><text:span text:style-name="T7">SITUATION</text:span> </text:p>
            <text:p text:style-name="P10"><text:span text:style-name="T7">REELLE </text:span> </text:p>
          </table:table-cell>
          <table:table-cell table:style-name="Tableau2.A2" office:value-type="string">
            <text:p text:style-name="P11">Ho n'est pas rejetée </text:p>
          </table:table-cell>
          <table:table-cell table:style-name="Tableau2.C2" office:value-type="string">
            <text:p text:style-name="P11">Ho est rejetée </text:p>
          </table:table-cell>
        </table:table-row>
        <table:table-row>
          <table:table-cell table:style-name="Tableau2.A2" office:value-type="string">
            <text:p text:style-name="P11">Ho est vraie </text:p>
          </table:table-cell>
          <table:table-cell table:style-name="Tableau2.A2" office:value-type="string">
            <text:p text:style-name="P10"><text:span text:style-name="T7">Décision correcte</text:span> </text:p>
            <text:p text:style-name="P10"><text:span text:style-name="T7">Seuil de confiance:</text:span> </text:p>
            <text:p text:style-name="P10"><text:span text:style-name="T14">Proba = </text:span>1 - <text:span text:style-name="T3">a</text:span> </text:p>
          </table:table-cell>
          <table:table-cell table:style-name="Tableau2.C2" office:value-type="string">
            <text:p text:style-name="P10"><text:span text:style-name="T7">Décision incorrecte</text:span> </text:p>
            <text:p text:style-name="P10"><text:span text:style-name="T7">Erreur de type I</text:span> </text:p>
            <text:p text:style-name="P10"><text:span text:style-name="T14">Proba = </text:span><text:span text:style-name="T5">a</text:span> </text:p>
          </table:table-cell>
        </table:table-row>
        <table:table-row>
          <table:table-cell table:style-name="Tableau2.A2" office:value-type="string">
            <text:p text:style-name="P11">Ho n'est pas vraie </text:p>
          </table:table-cell>
          <table:table-cell table:style-name="Tableau2.A2" office:value-type="string">
            <text:p text:style-name="P10"><text:span text:style-name="T7">Décision incorrecte</text:span> </text:p>
            <text:p text:style-name="P10"><text:span text:style-name="T7">Erreur de type II</text:span> </text:p>
            <text:p text:style-name="P10"><text:span text:style-name="T14">Proba =</text:span><text:span text:style-name="T5">b</text:span> </text:p>
          </table:table-cell>
          <table:table-cell table:style-name="Tableau2.C2" office:value-type="string">
            <text:p text:style-name="P10"><text:span text:style-name="T7">Décision correcte</text:span> </text:p>
            <text:p text:style-name="P10"><text:span text:style-name="T7">Puissance du test:</text:span> </text:p>
            <text:p text:style-name="P10"><text:span text:style-name="T14">Proba = 1 - </text:span><text:span text:style-name="T5">b</text:span> </text:p>
          </table:table-cell>
        </table:table-row>
      </table:table>
      <text:p text:style-name="P6"><text:span text:style-name="T15">Tableau 1.3.: Résultats d'un test hypothèse</text:span> </text:p>
      <text:p text:style-name="Text_20_body">Il est bien évident que, pour une taille d'échantillon donnée, le risque <text:span text:style-name="T3">a</text:span> et le risque <text:span text:style-name="T3">b</text:span> évoluent de façon opposée. Réduire le risque a demande de choisir une valeur-seuil X* plus forte, mais ceci s'accompagne d'une augmentation du risque <text:span text:style-name="T3">b</text:span>, puisqu'il y aura plus de chances d'accepter à tort l'hypothèse nulle . </text:p>
      <text:h text:style-name="P4" text:outline-level="6">Exemple</text:h>
      <text:p text:style-name="P8">E<text:line-break/>x<text:line-break/>e<text:line-break/>m<text:line-break/>p<text:line-break/>l<text:line-break/>e</text:p>
      <text:p text:style-name="Text_20_body">Avec les données de l'exemple précédent, on a vu que le risque <text:span text:style-name="T3">a</text:span> était limité à 5 % si l'on choisissait une valeur-seuil de 59,84. <text:line-break/>Supposons que la véritable valeur des ventes moyennes par entreprise soit 62. Avec une vraie moyenne de 62 et un écart type des moyennes d'échantillon de 6 (60/100<text:span text:style-name="T9">1/2</text:span> = 6), il y a une probabilité de 35,94 % de sélectionner un échantillon dont la moyenne observée sera inférieure ou égale à 59,84. En effet: <text:line-break/>Z = (59,84 - 62)/6 = - 0,36 et P(Z <text:span text:style-name="T3">£</text:span> 0,36) = 0,3594 <text:line-break/>Il y a donc ici une probabilité de 35,94 % d'accepter à tort l'hypothèse nulle. C'est la valeur du risque <text:span text:style-name="T3">b</text:span>. <text:line-break/>Si l'entreprise veut se prémunir plus fortement contre le rejet à tort de Ho avec un risque a de 2,5 % seulement, elle sera amenée à choisir une valeur seuil plus forte, égale à: <text:line-break/>X* = 50 + 1,96(6) = 61,76 <text:line-break/>La sélection d'une telle valeur-seuil augmente le risque <text:span text:style-name="T3">b</text:span>. Dans l'hypothèse où la moyenne vraie est 62: <text:line-break/>Z = (61,76 - 62)/6 = - 0,04 et P(Z <text:span text:style-name="T3">£</text:span> -0,04) = 0,484 <text:line-break/>Le risque <text:span text:style-name="T3">b</text:span> est ici de 48,4 %. </text:p>
      <text:h text:style-name="Heading_20_2" text:outline-level="2"><text:bookmark text:name="175"/>Les tests d'hypothèse: Données qualitatives</text:h>
      <text:h text:style-name="Heading_20_6" text:outline-level="6">Analogies</text:h>
      <text:p text:style-name="Text_20_body">En ce qui concerne les test d'hypothèse, les mêmes procédures que pour les variables quantitatives sont employées. C'est la formule (15) qui servira désormais dans le calcul des probabilités critiques et des valeurs-seuil. </text:p>
      <text:h text:style-name="P4" text:outline-level="6">Exemple</text:h>
      <text:p text:style-name="P8">E<text:line-break/>x<text:line-break/>e<text:line-break/>m<text:line-break/>p<text:line-break/>l<text:line-break/>e</text:p>
      <text:p text:style-name="Text_20_body">Le taux de notoriété de la marque M dont il était question dans l'exemple précédent a été mesuré à la suite d'une campagne publicitaire. Le taux de notoriété précédemment connu s'élevait à 21%. Peut-on en conclure que la publicité a fait augmenter de façon significative la connaissance de la marque ? <text:line-break/>L'hypothèse nulle correspond ici au cas où la publicité n'a eu aucun effet sur la notoriété de la marque et donc que la proportion vraie est toujours au niveau ancien de 21%. Le rejet éventuel de l'hypothèse nulle demande de calculer la probabilité critique p.c., définie ici comme la probabilité d'obtenir une proportion observée sur échantillon au moins égale à 25 % dans une population où la proportion vraie est 21%. <text:line-break/>La proportion observée p correspond, en valeur centrée réduite <text:line-break/>Zp = (0,25 - 0,21)/0,0158 = 2,53 probabilité critique est donc: P(Z &gt; Zp) = 0,57 % </text:p>
      <text:h text:style-name="P5" text:outline-level="6"><text:bookmark text:name="180"/>Les tests de conformité avec une distribution théorique</text:h>
      <text:p text:style-name="Text_20_body">Les résultats du dépouillement d'une question qualitative se présentent comme une distribution de fréquences d'apparition des différentes modalités de la variable concernée. </text:p>
      <text:p text:style-name="Text_20_body">Cette distribution peut être comparée à une distribution a priori, dite distribution théorique. Comme dans les tests d'hypothèses vus plus haut, deux hypothèses sont alors testées: </text:p>
      <text:p text:style-name="Text_20_body">- Ho la distribution observée n'est pas significativement différente de la distribution théorique. </text:p>
      <text:p text:style-name="Text_20_body">- Hl: la distribution observée est significativement différente de la distribution théorique. </text:p>
      <text:h text:style-name="P3" text:outline-level="6"><text:bookmark text:name="185"/>a) Application du test du Khi-Deux</text:h>
      <text:p text:style-name="Text_20_body">La loi du Khi-Deux (<text:span text:style-name="T3">c</text:span><text:span text:style-name="T9">2</text:span>) donne la répartition des écarts entre les fréquences absolues théoriques et les fréquences absolues observées, sous hypothèse nulle. </text:p>
      <text:p text:style-name="Text_20_body">On mesure le <text:span text:style-name="T3">c</text:span><text:span text:style-name="T9">2</text:span> par : </text:p>
      <text:p text:style-name="P6"><text:span text:style-name="T3">c</text:span><text:span text:style-name="T9">2 </text:span>= <text:span text:style-name="T3">S</text:span> [Nj - <text:span text:style-name="T3">q</text:span>j]<text:span text:style-name="T9">2</text:span> /<text:span text:style-name="T3">q</text:span>j (16) </text:p>
      <text:p text:style-name="Text_20_body">où <text:span text:style-name="T7">Nj</text:span> = fréquence absolue observée pour la modalité j; <text:span text:style-name="T4">q</text:span><text:span text:style-name="T7">j</text:span> = fréquence absolue théorique pour la modalité j. </text:p>
      <text:p text:style-name="Text_20_body">Cette valeur calculée du <text:span text:style-name="T3">c</text:span><text:span text:style-name="T9">2</text:span> est comparée avec la valeur lue sur la table du <text:span text:style-name="T3">c</text:span><text:span text:style-name="T9">2</text:span>, pour <text:span text:style-name="T7">m - 1</text:span> degrés de liberté lorsque la variable qualitative comporte m modalités , et pour un seuil de confiance donné 1 - <text:span text:style-name="T3">a</text:span>. Si la valeur calculée du <text:span text:style-name="T3">c</text:span><text:span text:style-name="T9">2</text:span> est supérieure à la valeur de la table, Ho peut être rejetée avec un risque inférieur à <text:span text:style-name="T3">a</text:span>. </text:p>
      <text:h text:style-name="Heading_20_6" text:outline-level="6">Exemple</text:h>
      <text:p text:style-name="Text_20_body">Le tableau 1.4. reproduit une application du test du <text:span text:style-name="T3">c</text:span><text:span text:style-name="T9">2</text:span> pour le traitement des résultats d'une étude sur les clients d'une ligne aérienne. Il s'agit ici de vérifier si l'échantillon interrogé respecte bien les proportions connues des passagers eu égard à leur qualité d'abonné ou non. Le <text:span text:style-name="T3">c</text:span><text:span text:style-name="T9">2</text:span> calculé apparaissant plus faible que le <text:span text:style-name="T3">c</text:span><text:span text:style-name="T9">2</text:span> lu sur la table (5,99 pour 2 degrés de liberté au seuil de 5 %), les différences constatées ne sont pas significatives. </text:p>
      <text:p text:style-name="P6"><text:span text:style-name="T15">Tableau 1.4.: Application du test du Khi-Deux</text:span> </text:p>
      <text:p text:style-name="Text_20_body">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2">Modalité </text:p>
          </table:table-cell>
          <table:table-cell table:style-name="Tableau3.A1" office:value-type="string">
            <text:p text:style-name="P12">Effectif observé Nj </text:p>
          </table:table-cell>
          <table:table-cell table:style-name="Tableau3.A1" office:value-type="string">
            <text:p text:style-name="P10"><text:span text:style-name="T22">Effectif théorique </text:span><text:span text:style-name="T6">Q</text:span><text:span text:style-name="T22">j</text:span></text:p>
          </table:table-cell>
          <table:table-cell table:style-name="Tableau3.A1" office:value-type="string">
            <text:p text:style-name="P10"><text:span text:style-name="T24">N</text:span><text:span text:style-name="T21">j</text:span><text:span text:style-name="T24">-</text:span><text:span text:style-name="T6">Q</text:span><text:span text:style-name="T21">j</text:span><text:span text:style-name="T24">;</text:span></text:p>
          </table:table-cell>
          <table:table-cell table:style-name="Tableau3.A1" office:value-type="string">
            <text:p text:style-name="P10"><text:span text:style-name="T24">(N</text:span><text:span text:style-name="T21">j</text:span><text:span text:style-name="T24">-</text:span><text:span text:style-name="T6">Q</text:span><text:span text:style-name="T21">j</text:span><text:span text:style-name="T24">)</text:span><text:span text:style-name="T13">2</text:span></text:p>
          </table:table-cell>
          <table:table-cell table:style-name="Tableau3.F1" office:value-type="string">
            <text:p text:style-name="P10"><text:span text:style-name="T22">(N</text:span><text:span text:style-name="T20">j</text:span><text:span text:style-name="T22">-</text:span><text:span text:style-name="T6">Q</text:span><text:span text:style-name="T20">j</text:span><text:span text:style-name="T22">)</text:span><text:span text:style-name="T12">2</text:span> <text:span text:style-name="T22">/</text:span><text:span text:style-name="T6">Q</text:span></text:p>
          </table:table-cell>
        </table:table-row>
        <table:table-row>
          <table:table-cell table:style-name="Tableau3.A2" office:value-type="string">
            <text:p text:style-name="P12">Abonné année </text:p>
          </table:table-cell>
          <table:table-cell table:style-name="Tableau3.A2" office:value-type="string">
            <text:p text:style-name="P12">80 </text:p>
          </table:table-cell>
          <table:table-cell table:style-name="Tableau3.A2" office:value-type="string">
            <text:p text:style-name="P12">90 </text:p>
          </table:table-cell>
          <table:table-cell table:style-name="Tableau3.A2" office:value-type="string">
            <text:p text:style-name="P13">-10 </text:p>
          </table:table-cell>
          <table:table-cell table:style-name="Tableau3.A2" office:value-type="string">
            <text:p text:style-name="P12">100 </text:p>
          </table:table-cell>
          <table:table-cell table:style-name="Tableau3.F2" office:value-type="string">
            <text:p text:style-name="P12">1,11 </text:p>
          </table:table-cell>
        </table:table-row>
        <table:table-row>
          <table:table-cell table:style-name="Tableau3.A2" office:value-type="string">
            <text:p text:style-name="P12">Abonné mois </text:p>
          </table:table-cell>
          <table:table-cell table:style-name="Tableau3.A2" office:value-type="string">
            <text:p text:style-name="P12">50 </text:p>
          </table:table-cell>
          <table:table-cell table:style-name="Tableau3.A2" office:value-type="string">
            <text:p text:style-name="P12">45 </text:p>
          </table:table-cell>
          <table:table-cell table:style-name="Tableau3.A2" office:value-type="string">
            <text:p text:style-name="P12">5 </text:p>
          </table:table-cell>
          <table:table-cell table:style-name="Tableau3.A2" office:value-type="string">
            <text:p text:style-name="P12">25 </text:p>
          </table:table-cell>
          <table:table-cell table:style-name="Tableau3.F2" office:value-type="string">
            <text:p text:style-name="P12">0 56 </text:p>
          </table:table-cell>
        </table:table-row>
        <table:table-row>
          <table:table-cell table:style-name="Tableau3.A2" office:value-type="string">
            <text:p text:style-name="P12">Autre </text:p>
          </table:table-cell>
          <table:table-cell table:style-name="Tableau3.A2" office:value-type="string">
            <text:p text:style-name="P12">100 </text:p>
          </table:table-cell>
          <table:table-cell table:style-name="Tableau3.A2" office:value-type="string">
            <text:p text:style-name="P12">95 </text:p>
          </table:table-cell>
          <table:table-cell table:style-name="Tableau3.A2" office:value-type="string">
            <text:p text:style-name="P12">5 </text:p>
          </table:table-cell>
          <table:table-cell table:style-name="Tableau3.A2" office:value-type="string">
            <text:p text:style-name="P12">25 </text:p>
          </table:table-cell>
          <table:table-cell table:style-name="Tableau3.F2" office:value-type="string">
            <text:p text:style-name="P12">0 26 </text:p>
          </table:table-cell>
        </table:table-row>
        <table:table-row>
          <table:table-cell table:style-name="Tableau3.A2" office:value-type="string">
            <text:p text:style-name="P12">Total </text:p>
          </table:table-cell>
          <table:table-cell table:style-name="Tableau3.A2" office:value-type="string">
            <text:p text:style-name="P12">230 </text:p>
          </table:table-cell>
          <table:table-cell table:style-name="Tableau3.A2" office:value-type="string">
            <text:p text:style-name="P12">230 </text:p>
          </table:table-cell>
          <table:table-cell table:style-name="Tableau3.A2" office:value-type="string">
            <text:p text:style-name="P10"> </text:p>
          </table:table-cell>
          <table:table-cell table:style-name="Tableau3.A2" office:value-type="string">
            <text:p text:style-name="P10"> </text:p>
          </table:table-cell>
          <table:table-cell table:style-name="Tableau3.F2" office:value-type="string">
            <text:p text:style-name="P10"><text:span text:style-name="T6">c</text:span><text:span text:style-name="T12">2</text:span><text:span text:style-name="T22">= 1,93</text:span></text:p>
          </table:table-cell>
        </table:table-row>
      </table:table>
      <text:p text:style-name="Text_20_body">Nombre de degrés de liberté: 2 Valeur du Khi-Deux au seuil de 5 %: 5,99 </text:p>
      <text:h text:style-name="P3" text:outline-level="6"><text:bookmark text:name="190"/>b) Application du test de Kolmogorov-Smirnov</text:h>
      <text:p text:style-name="Text_20_body">La qualité de l'ajustement d'une fonction de répartition observée à une fonction de répartition a priori peut également être évaluée à l'aide du test de Kolmogorov-Smirnov. </text:p>
      <text:p text:style-name="Text_20_body">On aura recours à un test chaque fois que les modalités de la variable qualitative considérée sont ordonnables, mais aussi lorsque les effectifs des différentes classes sont trop faibles pour autoriser l'utilisation du test du <text:span text:style-name="T3">c</text:span><text:span text:style-name="T9">2</text:span> . </text:p>
      <text:p text:style-name="Text_20_body">Le test demande de calculer des fréquence relatives observées cumulées F<text:span text:style-name="T17">o</text:span>(j) et des fréquences relatives cumulées théoriques F<text:span text:style-name="T19">q</text:span>(j) : F<text:span text:style-name="T17">o</text:span>(j) et F<text:span text:style-name="T19">q</text:span>(j) représentent respectivement les pourcentages des effectifs observés et théoriques enregistrés jusqu'à la modalité j. Pour chaque modalité la valeur |F<text:span text:style-name="T17">o</text:span>(j) - F<text:span text:style-name="T19">q</text:span>(j)| est calculée. Un indicateur D est alors établi, tel que : </text:p>
      <text:p text:style-name="Text_20_body">D = Maxj |F<text:span text:style-name="T17">o</text:span>(j) - F<text:span text:style-name="T3">q</text:span>(j)| (17) Cette valeur est comparée à celle lue sur une table du D de Kolmogorov-Smirnov pour un seuil de confiance donné. A un seuil de risque de 5%, et pour des effectifs totaux supérieurs à 35, D est approximativement égal à 1,36/ </text:p>
      <text:h text:style-name="Heading_20_6" text:outline-level="6">Exemple</text:h>
      <text:p text:style-name="Text_20_body">Le tableau 1.5. donne une application de ce test à l'étude sur les clients d'une ligne aérienne. Le D calculé est plus faible que le D de la table au seuil de 5% : les différences ne sont pas significatives, comme on l'avait déjà constaté avec le test du <text:span text:style-name="T3">c</text:span><text:span text:style-name="T9">2</text:span>. </text:p>
      <text:p text:style-name="P6"><text:span text:style-name="T15">Tableau 1.5.: Application du test de Kolmogorov-Smirnov</text:span> </text:p>
      <text:p text:style-name="Text_20_body"> </text:p>
      <table:table table:name="Tableau4" table:style-name="Tableau4">
        <table:table-column table:style-name="Tableau4.A"/>
        <table:table-column table:style-name="Tableau4.B"/>
        <table:table-column table:style-name="Tableau4.C"/>
        <table:table-column table:style-name="Tableau4.B"/>
        <table:table-column table:style-name="Tableau4.C"/>
        <table:table-column table:style-name="Tableau4.F"/>
        <table:table-row>
          <table:table-cell table:style-name="Tableau4.A1" office:value-type="string">
            <text:p text:style-name="P12">Modalité </text:p>
          </table:table-cell>
          <table:table-cell table:style-name="Tableau4.A1" office:value-type="string">
            <text:p text:style-name="P12">Fréquence </text:p>
          </table:table-cell>
          <table:table-cell table:style-name="Tableau4.A1" office:value-type="string">
            <text:p text:style-name="P12">Cumulé </text:p>
          </table:table-cell>
          <table:table-cell table:style-name="Tableau4.A1" office:value-type="string">
            <text:p text:style-name="P12">Fréquence </text:p>
          </table:table-cell>
          <table:table-cell table:style-name="Tableau4.A1" office:value-type="string">
            <text:p text:style-name="P12">Cumulé </text:p>
          </table:table-cell>
          <table:table-cell table:style-name="Tableau4.F1" office:value-type="string">
            <text:p text:style-name="P10"><text:span text:style-name="T22">|Fo(J)-F</text:span><text:span text:style-name="T6">q</text:span><text:span text:style-name="T22">(J)|</text:span></text:p>
          </table:table-cell>
        </table:table-row>
        <table:table-row>
          <table:table-cell table:style-name="Tableau4.A2" office:value-type="string">
            <text:p text:style-name="P10"> </text:p>
          </table:table-cell>
          <table:table-cell table:style-name="Tableau4.A2" office:value-type="string">
            <text:p text:style-name="P12">relative </text:p>
          </table:table-cell>
          <table:table-cell table:style-name="Tableau4.A2" office:value-type="string">
            <text:p text:style-name="P12">Fo(j) </text:p>
          </table:table-cell>
          <table:table-cell table:style-name="Tableau4.A2" office:value-type="string">
            <text:p text:style-name="P12">Relative </text:p>
          </table:table-cell>
          <table:table-cell table:style-name="Tableau4.A2" office:value-type="string">
            <text:p text:style-name="P10"><text:span text:style-name="T22">F</text:span><text:span text:style-name="T6">q</text:span><text:span text:style-name="T22">(j)</text:span></text:p>
          </table:table-cell>
          <table:table-cell table:style-name="Tableau4.F2" office:value-type="string">
            <text:p text:style-name="P10"> </text:p>
          </table:table-cell>
        </table:table-row>
        <table:table-row>
          <table:table-cell table:style-name="Tableau4.A2" office:value-type="string">
            <text:p text:style-name="P10"> </text:p>
          </table:table-cell>
          <table:table-cell table:style-name="Tableau4.A2" office:value-type="string">
            <text:p text:style-name="P12">observée </text:p>
          </table:table-cell>
          <table:table-cell table:style-name="Tableau4.A2" office:value-type="string">
            <text:p text:style-name="P10"> </text:p>
          </table:table-cell>
          <table:table-cell table:style-name="Tableau4.A2" office:value-type="string">
            <text:p text:style-name="P12">Théorique </text:p>
          </table:table-cell>
          <table:table-cell table:style-name="Tableau4.A2" office:value-type="string">
            <text:p text:style-name="P10"> </text:p>
          </table:table-cell>
          <table:table-cell table:style-name="Tableau4.F2" office:value-type="string">
            <text:p text:style-name="P10"> </text:p>
          </table:table-cell>
        </table:table-row>
        <table:table-row>
          <table:table-cell table:style-name="Tableau4.A2" office:value-type="string">
            <text:p text:style-name="P12">Abonné année </text:p>
          </table:table-cell>
          <table:table-cell table:style-name="Tableau4.A2" office:value-type="string">
            <text:p text:style-name="P12">34,78 % </text:p>
          </table:table-cell>
          <table:table-cell table:style-name="Tableau4.A2" office:value-type="string">
            <text:p text:style-name="P12">34,78 % </text:p>
          </table:table-cell>
          <table:table-cell table:style-name="Tableau4.A2" office:value-type="string">
            <text:p text:style-name="P12">39,13 % </text:p>
          </table:table-cell>
          <table:table-cell table:style-name="Tableau4.A2" office:value-type="string">
            <text:p text:style-name="P12">39,13 % </text:p>
          </table:table-cell>
          <table:table-cell table:style-name="Tableau4.F2" office:value-type="string">
            <text:p text:style-name="P12">4,35 % </text:p>
          </table:table-cell>
        </table:table-row>
        <table:table-row>
          <table:table-cell table:style-name="Tableau4.A2" office:value-type="string">
            <text:p text:style-name="P12">Abonné mois </text:p>
          </table:table-cell>
          <table:table-cell table:style-name="Tableau4.A2" office:value-type="string">
            <text:p text:style-name="P12">21,74 % </text:p>
          </table:table-cell>
          <table:table-cell table:style-name="Tableau4.A2" office:value-type="string">
            <text:p text:style-name="P12">56,52 % </text:p>
          </table:table-cell>
          <table:table-cell table:style-name="Tableau4.A2" office:value-type="string">
            <text:p text:style-name="P12">19,57 % </text:p>
          </table:table-cell>
          <table:table-cell table:style-name="Tableau4.A2" office:value-type="string">
            <text:p text:style-name="P12">58,70 % </text:p>
          </table:table-cell>
          <table:table-cell table:style-name="Tableau4.F2" office:value-type="string">
            <text:p text:style-name="P12">2,17 % </text:p>
          </table:table-cell>
        </table:table-row>
        <table:table-row>
          <table:table-cell table:style-name="Tableau4.A2" office:value-type="string">
            <text:p text:style-name="P12">Autre </text:p>
          </table:table-cell>
          <table:table-cell table:style-name="Tableau4.A2" office:value-type="string">
            <text:p text:style-name="P12">43,48 % </text:p>
          </table:table-cell>
          <table:table-cell table:style-name="Tableau4.A2" office:value-type="string">
            <text:p text:style-name="P12">100,00 % </text:p>
          </table:table-cell>
          <table:table-cell table:style-name="Tableau4.A2" office:value-type="string">
            <text:p text:style-name="P12">41,30 % </text:p>
          </table:table-cell>
          <table:table-cell table:style-name="Tableau4.A2" office:value-type="string">
            <text:p text:style-name="P12">100,00 % </text:p>
          </table:table-cell>
          <table:table-cell table:style-name="Tableau4.F2" office:value-type="string">
            <text:p text:style-name="P12">0,00 % </text:p>
          </table:table-cell>
        </table:table-row>
        <table:table-row>
          <table:table-cell table:style-name="Tableau4.A2" office:value-type="string">
            <text:p text:style-name="P12">Total </text:p>
          </table:table-cell>
          <table:table-cell table:style-name="Tableau4.A2" office:value-type="string">
            <text:p text:style-name="P12">100,00 % </text:p>
          </table:table-cell>
          <table:table-cell table:style-name="Tableau4.A2" office:value-type="string">
            <text:p text:style-name="P10"> </text:p>
          </table:table-cell>
          <table:table-cell table:style-name="Tableau4.A2" office:value-type="string">
            <text:p text:style-name="P12">100,00 % </text:p>
          </table:table-cell>
          <table:table-cell table:style-name="Tableau4.A2" office:value-type="string">
            <text:p text:style-name="P10"> </text:p>
          </table:table-cell>
          <table:table-cell table:style-name="Tableau4.F2" office:value-type="string">
            <text:p text:style-name="P10"> </text:p>
          </table:table-cell>
        </table:table-row>
      </table:table>
      <text:p text:style-name="Text_20_body">Valeur calculée de D = 0,0435 Valeur de D au seuil de 5 %: 0,0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 svg:font-family="Arial"/>
    <style:font-face style:name="Lucida Sans1" svg:font-family="'Lucida Sans'"/>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text-properties fo:color="#00000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text-properties fo:color="#00000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fo:color="#000000"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fo:color="#000000"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fo:color="#000000"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fo:color="#000000" style:font-name="Times New Roman" fo:font-size="18pt" fo:font-weight="bold" style:font-name-asian="SimSun" style:font-size-asian="18pt" style:font-weight-asian="bold" style:font-name-complex="Lucida Sans"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fo:color="#000000" style:font-name="Times New Roman" fo:font-size="7pt" fo:font-weight="bold" style:font-name-asian="SimSun" style:font-size-asian="7pt" style:font-weight-asian="bold" style:font-name-complex="Lucida Sans"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llecte des données, analyse univariée et bivariée</dc:title>
    <dc:date>2019-01-15T15:11:40</dc:date>
    <meta:generator>OpenOffice/4.1.6$Unix OpenOffice.org_project/416m1$Build-9790</meta:generator>
    <meta:editing-duration>PT19H43M31S</meta:editing-duration>
    <meta:editing-cycles>4</meta:editing-cycles>
    <meta:document-statistic meta:table-count="4" meta:image-count="35" meta:object-count="3" meta:page-count="1" meta:paragraph-count="317" meta:word-count="3903" meta:character-count="22249"/>
    <meta:user-defined meta:name="Info 3"/>
    <meta:user-defined meta:name="Info 4"/>
    <meta:user-defined meta:name="Originator">Microsoft Word 10</meta:user-defined>
    <meta:user-defined meta:name="ProgId">Word.Document</meta:user-defined>
  </office:meta>
</office:document-meta>
</file>

<file path=Object 1/content.xml><?xml version="1.0" encoding="utf-8"?>
<math xmlns="http://www.w3.org/1998/Math/MathML">
  <semantics>
    <mrow>
      <msub>
        <mo stretchy="false">μ</mo>
        <mi>k</mi>
      </msub>
      <mi mathvariant="normal">=</mi>
      <mfrac>
        <mrow>
          <mi mathvariant="normal">∑</mi>
          <msub>
            <mi>x</mi>
            <mi mathvariant="italic">ik</mi>
          </msub>
        </mrow>
        <mi>n</mi>
      </mfrac>
    </mrow>
    <annotation encoding="StarMath 5.0">%mu_k={sum x_{ik}} over n</annotation>
  </semantics>
</math>
</file>

<file path=Object 2/content.xml><?xml version="1.0" encoding="utf-8"?>
<math xmlns="http://www.w3.org/1998/Math/MathML">
  <semantics>
    <mrow>
      <mover accent="true">
        <mi>X</mi>
        <mo stretchy="false">̄</mo>
      </mover>
    </mrow>
    <annotation encoding="StarMath 5.0">bar X</annotation>
  </semantics>
</math>
</file>

<file path=Object 3/content.xml><?xml version="1.0" encoding="utf-8"?>
<math xmlns="http://www.w3.org/1998/Math/MathML">
  <semantics>
    <mrow>
      <mover accent="true">
        <mi>X</mi>
        <mo stretchy="false">̄</mo>
      </mover>
    </mrow>
    <annotation encoding="StarMath 5.0">bar X</annotation>
  </semantics>
</math>
</file>